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ize="10pt" officeooo:rsid="00b836ff" officeooo:paragraph-rsid="00b836ff" style:font-size-asian="10pt" style:font-size-complex="10pt"/>
    </style:style>
    <style:style style:name="P2" style:family="paragraph" style:parent-style-name="Footer">
      <style:text-properties fo:font-size="10pt" style:font-size-asian="10pt" style:font-size-complex="10pt"/>
    </style:style>
    <style:style style:name="P3" style:family="paragraph" style:parent-style-name="Standard" style:master-page-name="">
      <style:paragraph-properties fo:margin-left="0in" fo:margin-right="0in" fo:margin-top="0in" fo:margin-bottom="0.4in" loext:contextual-spacing="false" fo:text-align="center" style:justify-single-word="false" fo:text-indent="0in" style:auto-text-indent="false" style:page-number="auto"/>
      <style:text-properties officeooo:rsid="0012f3b0" officeooo:paragraph-rsid="00413029"/>
    </style:style>
    <style:style style:name="P4" style:family="paragraph" style:parent-style-name="Standard">
      <style:paragraph-properties fo:margin-left="0in" fo:margin-right="0in" fo:margin-top="0.2in" fo:margin-bottom="0.1in" loext:contextual-spacing="false" fo:text-indent="0in" style:auto-text-indent="false">
        <style:tab-stops/>
      </style:paragraph-properties>
      <style:text-properties fo:font-style="normal" fo:font-weight="bold" officeooo:rsid="006d992f" officeooo:paragraph-rsid="009ed1d8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margin-left="0in" fo:margin-right="0in" fo:margin-top="0.2in" fo:margin-bottom="0.1in" loext:contextual-spacing="false" fo:text-indent="0in" style:auto-text-indent="false">
        <style:tab-stops/>
      </style:paragraph-properties>
      <style:text-properties fo:font-style="normal" fo:font-weight="bold" officeooo:rsid="006d992f" officeooo:paragraph-rsid="00a067cc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margin-left="0in" fo:margin-right="0in" fo:margin-top="0.2in" fo:margin-bottom="0.1in" loext:contextual-spacing="false" fo:text-indent="0in" style:auto-text-indent="false">
        <style:tab-stops/>
      </style:paragraph-properties>
      <style:text-properties fo:font-style="normal" fo:font-weight="bold" officeooo:rsid="006d992f" officeooo:paragraph-rsid="00a66b48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margin-top="0.2in" fo:margin-bottom="0.1in" loext:contextual-spacing="false" fo:keep-with-next="always">
        <style:tab-stops>
          <style:tab-stop style:position="0.5in"/>
        </style:tab-stops>
      </style:paragraph-properties>
      <style:text-properties fo:font-style="normal" fo:font-weight="bold" officeooo:rsid="006d992f" officeooo:paragraph-rsid="00a485fd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margin-top="0.2in" fo:margin-bottom="0.1in" loext:contextual-spacing="false" fo:keep-with-next="always">
        <style:tab-stops>
          <style:tab-stop style:position="0.5in"/>
        </style:tab-stops>
      </style:paragraph-properties>
      <style:text-properties fo:font-style="normal" fo:font-weight="bold" officeooo:rsid="006d992f" officeooo:paragraph-rsid="00a51559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margin-top="0.2in" fo:margin-bottom="0.1in" loext:contextual-spacing="false" fo:keep-with-next="always">
        <style:tab-stops>
          <style:tab-stop style:position="0.5in"/>
        </style:tab-stops>
      </style:paragraph-properties>
      <style:text-properties fo:font-style="normal" fo:font-weight="bold" officeooo:rsid="006d992f" officeooo:paragraph-rsid="009ed1d8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margin-top="0.2in" fo:margin-bottom="0.1in" loext:contextual-spacing="false">
        <style:tab-stops>
          <style:tab-stop style:position="0.5in"/>
        </style:tab-stops>
      </style:paragraph-properties>
      <style:text-properties fo:font-style="normal" fo:font-weight="bold" officeooo:rsid="006d992f" officeooo:paragraph-rsid="00a3adb1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margin-top="0.2in" fo:margin-bottom="0.1in" loext:contextual-spacing="false">
        <style:tab-stops>
          <style:tab-stop style:position="0.5in"/>
        </style:tab-stops>
      </style:paragraph-properties>
      <style:text-properties fo:font-style="normal" fo:font-weight="bold" officeooo:rsid="006d992f" officeooo:paragraph-rsid="00b6eb96" style:font-style-asian="normal" style:font-weight-asian="bold" style:font-style-complex="normal" style:font-weight-complex="bold"/>
    </style:style>
    <style:style style:name="P12" style:family="paragraph" style:parent-style-name="Standard" style:master-page-name="">
      <style:paragraph-properties fo:margin-top="0.2in" fo:margin-bottom="0.1in" loext:contextual-spacing="false" style:page-number="auto">
        <style:tab-stops>
          <style:tab-stop style:position="0.5in"/>
        </style:tab-stops>
      </style:paragraph-properties>
      <style:text-properties fo:font-style="normal" fo:font-weight="bold" officeooo:rsid="009bd6de" officeooo:paragraph-rsid="00a3adb1" style:font-style-asian="normal" style:font-weight-asian="bold" style:font-style-complex="normal" style:font-weight-complex="bold"/>
    </style:style>
    <style:style style:name="P13" style:family="paragraph" style:parent-style-name="Standard" style:master-page-name="">
      <style:paragraph-properties fo:margin-top="0.2in" fo:margin-bottom="0.1in" loext:contextual-spacing="false" style:page-number="auto">
        <style:tab-stops>
          <style:tab-stop style:position="0.5in"/>
        </style:tab-stops>
      </style:paragraph-properties>
      <style:text-properties fo:font-style="normal" fo:font-weight="bold" officeooo:rsid="00a3adb1" officeooo:paragraph-rsid="00a3adb1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fo:font-style="normal" fo:font-weight="normal" officeooo:rsid="006ecc18" officeooo:paragraph-rsid="006fff2d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fo:font-style="normal" fo:font-weight="normal" officeooo:rsid="006ecc18" officeooo:paragraph-rsid="009e785b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fo:font-style="normal" fo:font-weight="normal" officeooo:rsid="006ecc18" officeooo:paragraph-rsid="00a485fd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fo:font-style="normal" fo:font-weight="normal" officeooo:rsid="006ecc18" officeooo:paragraph-rsid="00a66b48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fo:font-style="normal" fo:font-weight="normal" officeooo:rsid="006ecc18" officeooo:paragraph-rsid="00ac51f1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fo:font-style="normal" fo:font-weight="normal" officeooo:rsid="006ecc18" officeooo:paragraph-rsid="00ae820c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margin-left="2.25in" fo:margin-right="0in" fo:margin-top="0in" fo:margin-bottom="0.1in" loext:contextual-spacing="false" fo:text-align="start" style:justify-single-word="false" fo:text-indent="-1.75in" style:auto-text-indent="false">
        <style:tab-stops>
          <style:tab-stop style:position="0.9791in"/>
        </style:tab-stops>
      </style:paragraph-properties>
      <style:text-properties fo:font-style="normal" fo:font-weight="normal" officeooo:rsid="006ecc18" officeooo:paragraph-rsid="00a51559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margin-left="2.25in" fo:margin-right="0in" fo:margin-top="0in" fo:margin-bottom="0.1in" loext:contextual-spacing="false" fo:text-align="start" style:justify-single-word="false" fo:text-indent="-1.75in" style:auto-text-indent="false">
        <style:tab-stops>
          <style:tab-stop style:position="0.9791in"/>
        </style:tab-stops>
      </style:paragraph-properties>
      <style:text-properties fo:font-style="normal" fo:font-weight="normal" officeooo:rsid="006ecc18" officeooo:paragraph-rsid="00b6eb96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officeooo:paragraph-rsid="009ed1d8"/>
    </style:style>
    <style:style style:name="P23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officeooo:paragraph-rsid="00ae820c"/>
    </style:style>
    <style:style style:name="P24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officeooo:paragraph-rsid="00afcba0"/>
    </style:style>
    <style:style style:name="P25" style:family="paragraph" style:parent-style-name="Standard" style:master-page-name="">
      <style:paragraph-properties fo:margin-left="2.25in" fo:margin-right="0in" fo:margin-top="0.1in" fo:margin-bottom="0in" loext:contextual-spacing="false" fo:text-indent="-1.75in" style:auto-text-indent="false" style:page-number="auto">
        <style:tab-stops/>
      </style:paragraph-properties>
      <style:text-properties fo:font-style="normal" fo:font-weight="bold" officeooo:rsid="00767dfb" officeooo:paragraph-rsid="009ed1d8" style:font-style-asian="normal" style:font-weight-asian="bold" style:font-style-complex="normal" style:font-weight-complex="bold"/>
    </style:style>
    <style:style style:name="P26" style:family="paragraph" style:parent-style-name="Standard" style:master-page-name="">
      <style:paragraph-properties fo:margin-left="2.25in" fo:margin-right="0in" fo:margin-top="0.1in" fo:margin-bottom="0in" loext:contextual-spacing="false" fo:text-indent="-1.75in" style:auto-text-indent="false" style:page-number="auto">
        <style:tab-stops/>
      </style:paragraph-properties>
      <style:text-properties fo:font-style="normal" fo:font-weight="bold" officeooo:rsid="00767dfb" officeooo:paragraph-rsid="00a067cc" style:font-style-asian="normal" style:font-weight-asian="bold" style:font-style-complex="normal" style:font-weight-complex="bold"/>
    </style:style>
    <style:style style:name="P27" style:family="paragraph" style:parent-style-name="Standard" style:master-page-name="">
      <style:paragraph-properties fo:margin-left="2.25in" fo:margin-right="0in" fo:margin-top="0.1in" fo:margin-bottom="0in" loext:contextual-spacing="false" fo:text-indent="-1.75in" style:auto-text-indent="false" style:page-number="auto">
        <style:tab-stops/>
      </style:paragraph-properties>
      <style:text-properties officeooo:paragraph-rsid="00a067cc"/>
    </style:style>
    <style:style style:name="P28" style:family="paragraph" style:parent-style-name="Standard">
      <style:paragraph-properties fo:margin-top="0.1in" fo:margin-bottom="0.1in" loext:contextual-spacing="false">
        <style:tab-stops>
          <style:tab-stop style:position="0.5in"/>
        </style:tab-stops>
      </style:paragraph-properties>
      <style:text-properties fo:font-style="normal" fo:font-weight="normal" officeooo:rsid="009bd6de" officeooo:paragraph-rsid="00a3adb1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margin-top="0.1in" fo:margin-bottom="0.1in" loext:contextual-spacing="false">
        <style:tab-stops>
          <style:tab-stop style:position="0.5in"/>
        </style:tab-stops>
      </style:paragraph-properties>
      <style:text-properties fo:font-style="normal" fo:font-weight="normal" officeooo:rsid="009bd6de" officeooo:paragraph-rsid="00aca111" style:font-style-asian="normal" style:font-weight-asian="normal" style:font-style-complex="normal" style:font-weight-complex="normal"/>
    </style:style>
    <style:style style:name="P30" style:family="paragraph" style:parent-style-name="Standard" style:master-page-name="">
      <style:paragraph-properties fo:margin-left="0.5in" fo:margin-right="0in" fo:margin-top="0in" fo:margin-bottom="0.1in" loext:contextual-spacing="false" fo:text-indent="0in" style:auto-text-indent="false" style:page-number="auto">
        <style:tab-stops>
          <style:tab-stop style:position="0.5in"/>
        </style:tab-stops>
      </style:paragraph-properties>
      <style:text-properties fo:font-style="normal" fo:font-weight="normal" officeooo:rsid="00ae820c" officeooo:paragraph-rsid="00ae820c" style:font-style-asian="normal" style:font-weight-asian="normal" style:font-style-complex="normal" style:font-weight-complex="normal"/>
    </style:style>
    <style:style style:name="P31" style:family="paragraph" style:parent-style-name="Standard" style:list-style-name="L1">
      <style:paragraph-properties fo:margin-top="0.1in" fo:margin-bottom="0.1in" loext:contextual-spacing="false">
        <style:tab-stops>
          <style:tab-stop style:position="0.5in"/>
        </style:tab-stops>
      </style:paragraph-properties>
      <style:text-properties officeooo:paragraph-rsid="00aca111"/>
    </style:style>
    <style:style style:name="T1" style:family="text">
      <style:text-properties officeooo:rsid="00b836ff"/>
    </style:style>
    <style:style style:name="T2" style:family="text">
      <style:text-properties fo:font-style="normal" fo:font-weight="normal" officeooo:rsid="006ecc18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a66b48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a8fdbd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aca111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ae820c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715996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ac51f1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afcba0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b01935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b1aa9e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b30572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b49077" style:font-style-asian="normal" style:font-weight-asian="normal" style:font-style-complex="normal" style:font-weight-complex="normal"/>
    </style:style>
    <style:style style:name="T14" style:family="text">
      <style:text-properties style:font-name="Liberation Serif" fo:font-weight="normal" officeooo:rsid="009ed1d8" style:font-weight-asian="normal" style:font-weight-complex="normal"/>
    </style:style>
    <style:style style:name="T15" style:family="text">
      <style:text-properties style:font-name="Liberation Serif" fo:font-weight="normal" officeooo:rsid="00a067cc" style:font-weight-asian="normal" style:font-weight-complex="normal"/>
    </style:style>
    <style:style style:name="T16" style:family="text">
      <style:text-properties officeooo:rsid="006ecc18"/>
    </style:style>
    <style:style style:name="T17" style:family="text">
      <style:text-properties officeooo:rsid="006fff2d"/>
    </style:style>
    <style:style style:name="T18" style:family="text">
      <style:text-properties officeooo:rsid="00715996"/>
    </style:style>
    <style:style style:name="T19" style:family="text">
      <style:text-properties officeooo:rsid="00717c6f"/>
    </style:style>
    <style:style style:name="T20" style:family="text">
      <style:text-properties officeooo:rsid="00750cc2"/>
    </style:style>
    <style:style style:name="T21" style:family="text">
      <style:text-properties style:font-name="Liberation Mono1" fo:font-weight="normal" officeooo:rsid="008031e3" style:font-weight-asian="normal" style:font-weight-complex="normal"/>
    </style:style>
    <style:style style:name="T22" style:family="text">
      <style:text-properties style:font-name="Liberation Mono1" fo:font-weight="normal" officeooo:rsid="009ed1d8" style:font-weight-asian="normal" style:font-weight-complex="normal"/>
    </style:style>
    <style:style style:name="T23" style:family="text">
      <style:text-properties style:font-name="Liberation Mono1" fo:font-weight="normal" officeooo:rsid="00a067cc" style:font-weight-asian="normal" style:font-weight-complex="normal"/>
    </style:style>
    <style:style style:name="T24" style:family="text">
      <style:text-properties style:font-name="Liberation Mono"/>
    </style:style>
    <style:style style:name="T25" style:family="text">
      <style:text-properties style:font-name="Liberation Mono" fo:font-style="normal" fo:font-weight="normal" officeooo:rsid="009d610b" style:font-style-asian="normal" style:font-weight-asian="normal" style:font-style-complex="normal" style:font-weight-complex="normal"/>
    </style:style>
    <style:style style:name="T26" style:family="text">
      <style:text-properties style:font-name="Liberation Mono" fo:font-style="normal" fo:font-weight="normal" officeooo:rsid="00a66b48" style:font-style-asian="normal" style:font-weight-asian="normal" style:font-style-complex="normal" style:font-weight-complex="normal"/>
    </style:style>
    <style:style style:name="T27" style:family="text">
      <style:text-properties style:font-name="Liberation Mono" fo:font-style="normal" fo:font-weight="normal" officeooo:rsid="00ae820c" style:font-style-asian="normal" style:font-weight-asian="normal" style:font-style-complex="normal" style:font-weight-complex="normal"/>
    </style:style>
    <style:style style:name="T28" style:family="text">
      <style:text-properties style:font-name="Liberation Mono" fo:font-style="normal" fo:font-weight="normal" officeooo:rsid="00afcba0" style:font-style-asian="normal" style:font-weight-asian="normal" style:font-style-complex="normal" style:font-weight-complex="normal"/>
    </style:style>
    <style:style style:name="T29" style:family="text">
      <style:text-properties style:font-name="Liberation Mono" officeooo:rsid="009bd6de"/>
    </style:style>
    <style:style style:name="T30" style:family="text">
      <style:text-properties style:font-name="Liberation Mono" officeooo:rsid="009d610b"/>
    </style:style>
    <style:style style:name="T31" style:family="text">
      <style:text-properties style:font-name="Liberation Mono" officeooo:rsid="009e785b"/>
    </style:style>
    <style:style style:name="T32" style:family="text">
      <style:text-properties style:font-name="Liberation Mono" officeooo:rsid="00a49d44"/>
    </style:style>
    <style:style style:name="T33" style:family="text">
      <style:text-properties style:font-name="Liberation Mono" fo:font-style="italic" officeooo:rsid="00a49d44" style:font-style-asian="italic" style:font-style-complex="italic"/>
    </style:style>
    <style:style style:name="T34" style:family="text">
      <style:text-properties style:font-name="Liberation Mono" fo:font-style="italic" officeooo:rsid="00a51559" style:font-style-asian="italic" style:font-style-complex="italic"/>
    </style:style>
    <style:style style:name="T35" style:family="text">
      <style:text-properties style:font-name="Liberation Mono" officeooo:rsid="00a51559"/>
    </style:style>
    <style:style style:name="T36" style:family="text">
      <style:text-properties style:font-name="Liberation Mono" officeooo:rsid="00a66b48"/>
    </style:style>
    <style:style style:name="T37" style:family="text">
      <style:text-properties style:font-name="Liberation Mono" officeooo:rsid="00ac51f1"/>
    </style:style>
    <style:style style:name="T38" style:family="text">
      <style:text-properties style:font-name="Liberation Mono" officeooo:rsid="00b6eb96"/>
    </style:style>
    <style:style style:name="T39" style:family="text">
      <style:text-properties style:font-name="Liberation Mono" officeooo:rsid="00b30572"/>
    </style:style>
    <style:style style:name="T40" style:family="text">
      <style:text-properties style:font-name="Liberation Mono" fo:font-weight="normal" officeooo:rsid="009ed1d8" style:font-weight-asian="normal" style:font-weight-complex="normal"/>
    </style:style>
    <style:style style:name="T41" style:family="text">
      <style:text-properties officeooo:rsid="007868ee"/>
    </style:style>
    <style:style style:name="T42" style:family="text">
      <style:text-properties officeooo:rsid="0082b4be"/>
    </style:style>
    <style:style style:name="T43" style:family="text">
      <style:text-properties fo:font-size="16pt" fo:font-weight="bold" style:font-size-asian="16pt" style:font-weight-asian="bold" style:font-size-complex="16pt" style:font-weight-complex="bold"/>
    </style:style>
    <style:style style:name="T44" style:family="text">
      <style:text-properties fo:font-size="16pt" fo:font-weight="bold" officeooo:rsid="006ba54f" style:font-size-asian="16pt" style:font-weight-asian="bold" style:font-size-complex="16pt" style:font-weight-complex="bold"/>
    </style:style>
    <style:style style:name="T45" style:family="text">
      <style:text-properties fo:font-size="16pt" fo:font-weight="bold" officeooo:rsid="00a1df3a" style:font-size-asian="16pt" style:font-weight-asian="bold" style:font-size-complex="16pt" style:font-weight-complex="bold"/>
    </style:style>
    <style:style style:name="T46" style:family="text">
      <style:text-properties fo:font-size="16pt" fo:font-weight="bold" officeooo:rsid="00ac51f1" style:font-size-asian="16pt" style:font-weight-asian="bold" style:font-size-complex="16pt" style:font-weight-complex="bold"/>
    </style:style>
    <style:style style:name="T47" style:family="text">
      <style:text-properties officeooo:rsid="009bd6de"/>
    </style:style>
    <style:style style:name="T48" style:family="text">
      <style:text-properties officeooo:rsid="009d610b"/>
    </style:style>
    <style:style style:name="T49" style:family="text">
      <style:text-properties officeooo:rsid="009db070"/>
    </style:style>
    <style:style style:name="T50" style:family="text">
      <style:text-properties officeooo:rsid="009e785b"/>
    </style:style>
    <style:style style:name="T51" style:family="text">
      <style:text-properties officeooo:rsid="009ed1d8"/>
    </style:style>
    <style:style style:name="T52" style:family="text">
      <style:text-properties officeooo:rsid="00a067cc"/>
    </style:style>
    <style:style style:name="T53" style:family="text">
      <style:text-properties officeooo:rsid="00a1df3a"/>
    </style:style>
    <style:style style:name="T54" style:family="text">
      <style:text-properties officeooo:rsid="00a3adb1"/>
    </style:style>
    <style:style style:name="T55" style:family="text">
      <style:text-properties officeooo:rsid="00a485fd"/>
    </style:style>
    <style:style style:name="T56" style:family="text">
      <style:text-properties officeooo:rsid="00a49d44"/>
    </style:style>
    <style:style style:name="T57" style:family="text">
      <style:text-properties officeooo:rsid="00a51559"/>
    </style:style>
    <style:style style:name="T58" style:family="text">
      <style:text-properties officeooo:rsid="00a66b48"/>
    </style:style>
    <style:style style:name="T59" style:family="text">
      <style:text-properties officeooo:rsid="00a8fdbd"/>
    </style:style>
    <style:style style:name="T60" style:family="text">
      <style:text-properties officeooo:rsid="00aa2bb7"/>
    </style:style>
    <style:style style:name="T61" style:family="text">
      <style:text-properties officeooo:rsid="00aca111"/>
    </style:style>
    <style:style style:name="T62" style:family="text">
      <style:text-properties officeooo:rsid="00ad4386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officeooo:rsid="00b01935"/>
    </style:style>
    <style:style style:name="T65" style:family="text">
      <style:text-properties officeooo:rsid="00b30572"/>
    </style:style>
    <style:style style:name="T66" style:family="text">
      <style:text-properties officeooo:rsid="00b49077"/>
    </style:style>
    <style:style style:name="T67" style:family="text">
      <style:text-properties officeooo:rsid="00b6eb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3">TECO-</text:span><text:span text:style-name="T44">64 </text:span><text:span text:style-name="T43"><text:s/>– </text:span><text:span text:style-name="T46">Unimplemented </text:span><text:span text:style-name="T45">Features</text:span></text:p>
      <text:p text:style-name="P12">Overview</text:p>
      <text:p text:style-name="P29">This document describes <text:span text:style-name="T59">common features</text:span> <text:span text:style-name="T61">of earlier TECOs </text:span>that have not been <text:span text:style-name="T59">i</text:span><text:span text:style-name="T61">ncluded</text:span><text:span text:style-name="T59"> in </text:span><text:span text:style-name="T61">this version of </text:span><text:span text:style-name="T59">TECO-64 </text:span><text:span text:style-name="T62">for one of the following reasons:</text:span></text:p>
      <text:list xml:id="list2131402642" text:style-name="L1">
        <text:list-item>
          <text:p text:style-name="P31"><text:span text:style-name="T5">Implementation has been </text:span><text:span text:style-name="T4">deferred to a</text:span><text:span text:style-name="T3"> future release.</text:span></text:p>
        </text:list-item>
        <text:list-item>
          <text:p text:style-name="P31"><text:span text:style-name="T5">Implementation </text:span><text:span text:style-name="T13">requires</text:span><text:span text:style-name="T5"> </text:span><text:span text:style-name="T13">definition of</text:span><text:span text:style-name="T5"> how features</text:span><text:span text:style-name="T3"> should work in </text:span><text:span text:style-name="T4">the supported</text:span><text:span text:style-name="T3"> operating environments.</text:span></text:p>
        </text:list-item>
        <text:list-item>
          <text:p text:style-name="P31"><text:span text:style-name="T5">Implementation </text:span><text:span text:style-name="T13">makes no sense for obsolete or irrelevant features.</text:span></text:p>
        </text:list-item>
      </text:list>
      <text:p text:style-name="P13">File Specification Switches</text:p>
      <text:p text:style-name="P28"><text:span text:style-name="T61">General c</text:span><text:span text:style-name="T54">ommand-line options for TECO are described in other documentation, but </text:span><text:span text:style-name="T58">no options for</text:span><text:span text:style-name="T54"> special file modes or file formats have been implemente</text:span><text:span text:style-name="T66">d to specify such things as output file cluster sizes, non-standard open modes, BASIC-PLUS-2 line continuation, or FORTRAN carriage control.</text:span></text:p>
      <text:p text:style-name="P10"><text:span text:style-name="T41">^T</text:span><text:tab/><text:span text:style-name="T49">Read</text:span><text:span text:style-name="T42"> ASCII character</text:span></text:p>
      <text:p text:style-name="P15"><text:span text:style-name="T31">:^T</text:span><text:tab/><text:span text:style-name="T50">Reads and decodes the next keystroke typed at the terminal. Note that only the colon-modified ^T command </text:span><text:span text:style-name="T53">is un</text:span><text:span text:style-name="T50">implemented. The colon-modified command is used to detect ESCape sequences.</text:span></text:p>
      <text:p text:style-name="P7">E<text:span text:style-name="T47">D</text:span><text:tab/><text:span text:style-name="T16">E</text:span><text:span text:style-name="T47">dit Level Flag</text:span></text:p>
      <text:p text:style-name="P16"><text:span text:style-name="T24">E</text:span><text:span text:style-name="T29">D</text:span><text:span text:style-name="T24">&amp;</text:span><text:span text:style-name="T29">4</text:span><text:tab/><text:span text:style-name="T47">Expand memory as much as possible.</text:span></text:p>
      <text:p text:style-name="P16"><text:span text:style-name="T24">E</text:span><text:span text:style-name="T29">D</text:span><text:span text:style-name="T24">&amp;</text:span><text:span text:style-name="T29">32</text:span><text:tab/><text:span text:style-name="T47">Enable immediate-mode ESCape-sequence commands.</text:span></text:p>
      <text:p text:style-name="P16"><text:span text:style-name="T24">E</text:span><text:span text:style-name="T29">D</text:span><text:span text:style-name="T24">&amp;</text:span><text:span text:style-name="T29">128<text:tab/></text:span><text:span text:style-name="T47">Automatic refresh inhibit.</text:span></text:p>
      <text:p text:style-name="P8">E<text:span text:style-name="T55">G</text:span><text:tab/><text:span text:style-name="T16">E</text:span><text:span text:style-name="T55">xit and Go Command</text:span></text:p>
      <text:p text:style-name="P20"><text:span text:style-name="T29">:</text:span><text:span text:style-name="T32">EG</text:span><text:span text:style-name="T33">INI`</text:span><text:tab/><text:span text:style-name="T56">Can be used to read the TECO_INIT environment variable, but not to set or clear it.</text:span></text:p>
      <text:p text:style-name="P20"><text:span text:style-name="T29">:</text:span><text:span text:style-name="T32">EG</text:span><text:span text:style-name="T34">LIB</text:span><text:span text:style-name="T33">`</text:span><text:tab/><text:span text:style-name="T56">Can be used to read the TECO_</text:span><text:span text:style-name="T57">LIBRARY</text:span><text:span text:style-name="T56"> environment variable, but not to set or clear it.</text:span></text:p>
      <text:p text:style-name="P20"><text:soft-page-break/><text:span text:style-name="T29">:</text:span><text:span text:style-name="T32">EG</text:span><text:span text:style-name="T34">MEM</text:span><text:span text:style-name="T33">`</text:span><text:tab/><text:span text:style-name="T56">Can be used to read the TECO_</text:span><text:span text:style-name="T57">MEMORY</text:span><text:span text:style-name="T56"> environment variable, but not to set or clear it.</text:span></text:p>
      <text:p text:style-name="P20"><text:span text:style-name="T29">:</text:span><text:span text:style-name="T33">EG</text:span><text:span text:style-name="T34">VTE</text:span><text:span text:style-name="T33">`</text:span><text:tab/><text:span text:style-name="T56">Can be used to read the TECO_</text:span><text:span text:style-name="T57">VTEDIT</text:span><text:span text:style-name="T56"> environment variable, but not to set or clear it.</text:span></text:p>
      <text:p text:style-name="P8">E<text:span text:style-name="T57">J</text:span><text:tab/><text:span text:style-name="T57">Environment Characteris</text:span><text:span text:style-name="T59">tics</text:span></text:p>
      <text:p text:style-name="P20"><text:span text:style-name="T35">1EJ</text:span><text:tab/><text:span text:style-name="T57">Always returns 0.</text:span></text:p>
      <text:p text:style-name="P21"><text:span text:style-name="T35">2EJ</text:span><text:tab/><text:span text:style-name="T57">Always returns 0.</text:span></text:p>
      <text:p text:style-name="P21"><text:span text:style-name="T38">m,1</text:span><text:span text:style-name="T35">EJ</text:span><text:tab/><text:span text:style-name="T67">Causes NYI error.</text:span></text:p>
      <text:p text:style-name="P21"><text:span text:style-name="T38">m,2</text:span><text:span text:style-name="T35">EJ</text:span><text:tab/><text:span text:style-name="T67">Causes NYI error.</text:span></text:p>
      <text:p text:style-name="P11">E<text:span text:style-name="T47">T</text:span><text:span text:style-name="T17"><text:tab/></text:span><text:span text:style-name="T47">Terminal Mode Flag</text:span></text:p>
      <text:p text:style-name="P14"><text:span text:style-name="T24">E</text:span><text:span text:style-name="T29">T</text:span><text:span text:style-name="T24">&amp;</text:span><text:span text:style-name="T29">16</text:span><text:tab/><text:span text:style-name="T47">Cancel CTRL/O on type out.</text:span></text:p>
      <text:p text:style-name="P14"><text:span text:style-name="T24">E</text:span><text:span text:style-name="T29">T</text:span><text:span text:style-name="T24">&amp;</text:span><text:span text:style-name="T29">64</text:span><text:tab/><text:span text:style-name="T47">Detach flag.</text:span></text:p>
      <text:p text:style-name="P14"><text:span text:style-name="T24">E</text:span><text:span text:style-name="T29">T</text:span><text:span text:style-name="T24">&amp;</text:span><text:span text:style-name="T29">256</text:span><text:tab/><text:span text:style-name="T47">Truncate output lines to terminal width.</text:span></text:p>
      <text:p text:style-name="P14"><text:span text:style-name="T24">E</text:span><text:span text:style-name="T29">T</text:span><text:span text:style-name="T24">&amp;</text:span><text:span text:style-name="T29">512</text:span><text:tab/><text:span text:style-name="T47">The scope “WATCH” feature of TECO is present (always set).</text:span></text:p>
      <text:p text:style-name="P14"><text:span text:style-name="T24">E</text:span><text:span text:style-name="T29">T</text:span><text:span text:style-name="T24">&amp;</text:span><text:span text:style-name="T29">1024</text:span><text:tab/><text:span text:style-name="T47">The refresh scope “WATCH” feature of TECO is present (always </text:span><text:span text:style-name="T60">clear</text:span><text:span text:style-name="T47">).</text:span></text:p>
      <text:p text:style-name="P14"><text:span text:style-name="T24">E</text:span><text:span text:style-name="T30">T</text:span><text:span text:style-name="T24">&amp;</text:span><text:span text:style-name="T30">4096</text:span><text:tab/><text:span text:style-name="T48">Terminal is capable of handling eight-bit character codes. Can be set or reset by user, and is used by TECO, but operating system is not informed.</text:span></text:p>
      <text:p text:style-name="P14"><text:span text:style-name="T24">E</text:span><text:span text:style-name="T30">T</text:span><text:span text:style-name="T24">&amp;</text:span><text:span text:style-name="T30">16384</text:span><text:tab/><text:span text:style-name="T48">Special VT220 mode.</text:span></text:p>
      <text:p text:style-name="P4"><text:span text:style-name="T51">EY</text:span><text:span text:style-name="T20"><text:tab/></text:span><text:span text:style-name="T51">Yank Commands (w/o yank protection)</text:span></text:p>
      <text:p text:style-name="P25"><text:span text:style-name="T22">-EY</text:span><text:span text:style-name="T21"><text:tab/></text:span><text:span text:style-name="T14">Clears the text buffer and then reads the previous page of the file being edited back into the buffer. This is a TECO-32 feature, and will be implemented in a future release of TECO-64.</text:span></text:p>
      <text:p text:style-name="P25"><text:span text:style-name="T22">-:EY</text:span><text:span text:style-name="T21"><text:tab/></text:span><text:span text:style-name="T14">Same as the </text:span><text:span text:style-name="T40">-EY</text:span><text:span text:style-name="T14"> command but a value is returned. This is a TECO-32 feature, and will be implemented in a future release of TECO-64.</text:span></text:p>
      <text:p text:style-name="P5"><text:span text:style-name="T52">N</text:span><text:span text:style-name="T20"><text:tab/></text:span><text:span text:style-name="T52">Search</text:span><text:span text:style-name="T51"> Commands </text:span><text:span text:style-name="T52">(non-stop)</text:span></text:p>
      <text:p text:style-name="P26"><text:span text:style-name="T22">-</text:span><text:span text:style-name="T23">Ntext`</text:span><text:span text:style-name="T21"><text:tab/></text:span><text:span text:style-name="T14">P</text:span><text:span text:style-name="T15">erforms the same function as the -S command except that the search is continued (backwards) across page boundaries, if necessary, until </text:span><text:soft-page-break/><text:span text:style-name="T15">the character string is found or the beginning of the file being edited is reached. </text:span><text:span text:style-name="T14">This is a TECO-32 feature, and will be implemented in a future release of TECO-64.</text:span></text:p>
      <text:p text:style-name="P27"><text:span text:style-name="T22">-</text:span><text:span text:style-name="T23">nNtext`</text:span><text:span text:style-name="T21"><text:tab/></text:span><text:span text:style-name="T15">This command searches (backwards) for the nth occurrence of the specified character string. It is identical to the -N command in other respects. </text:span><text:span text:style-name="T14">This is a TECO-32 feature, and will be implemented in a future release of TECO-64.</text:span></text:p>
      <text:p text:style-name="P5"><text:span text:style-name="T51">P</text:span><text:span text:style-name="T20"><text:tab/></text:span><text:span text:style-name="T51">Page Commands</text:span></text:p>
      <text:p text:style-name="P25"><text:span text:style-name="T22">-nP</text:span><text:span text:style-name="T21"><text:tab/></text:span><text:span text:style-name="T14">Page backwards. This is a TECO-32 feature, and will be implemented in a future release of TECO-64.</text:span></text:p>
      <text:p text:style-name="P25"><text:span text:style-name="T22">-n:P</text:span><text:span text:style-name="T21"><text:tab/></text:span><text:span text:style-name="T14">Same as the -nP command, but a value is returned. This is a TECO-32 feature, and will be implemented in a future release of TECO-64.</text:span></text:p>
      <text:p text:style-name="P9"><text:span text:style-name="T48">W</text:span><text:span text:style-name="T19"><text:tab/></text:span><text:span text:style-name="T48">Video Terminal Watch Commands</text:span></text:p>
      <text:p text:style-name="P30">These commands <text:span text:style-name="T64">facilitated screen updates</text:span> that <text:span text:style-name="T64">are</text:span> now handled by the <text:span text:style-name="T63">ncurses</text:span> library. Other than <text:span text:style-name="T24">-1W</text:span> and <text:span text:style-name="T24">W</text:span>, for enabling and disabling window mode, respectively, and <text:span text:style-name="T24">7:W</text:span>, <text:span text:style-name="T64">for setting the size of a scrolling region, </text:span>they appear to be largely unnecessary. <text:span text:style-name="T39">1:W</text:span><text:span text:style-name="T65"> and </text:span><text:span text:style-name="T39">2:W</text:span><text:span text:style-name="T65"> </text:span><text:span text:style-name="T1">may be used to determine the</text:span><text:span text:style-name="T65"> terminal width and height, respectively, but should </text:span><text:span text:style-name="T1">not </text:span><text:span text:style-name="T65">be necessary </text:span><text:span text:style-name="T1">for setting either </text:span><text:span text:style-name="T65">since TECO determines the terminal size automatically at start-up and whenever the window is resized.</text:span></text:p>
      <text:p text:style-name="P22"><text:span text:style-name="T25">-</text:span><text:span text:style-name="T27">1</text:span><text:span text:style-name="T25">W</text:span><text:span text:style-name="T2"><text:tab/></text:span><text:span text:style-name="T6">Refresh the terminal’s screen to show the contents of the text buffer.</text:span></text:p>
      <text:p text:style-name="P22"><text:span text:style-name="T25">-</text:span><text:span text:style-name="T27">n</text:span><text:span text:style-name="T25">W</text:span><text:span text:style-name="T2"><text:tab/></text:span><text:span text:style-name="T11">Ignored.</text:span></text:p>
      <text:p text:style-name="P23"><text:span text:style-name="T26">n</text:span><text:span text:style-name="T25">W</text:span><text:span text:style-name="T2"><text:tab/></text:span><text:span text:style-name="T11">Ignored.</text:span></text:p>
      <text:p text:style-name="P23"><text:span text:style-name="T27">0</text:span><text:span text:style-name="T25">W</text:span><text:span text:style-name="T2"><text:tab/></text:span><text:span text:style-name="T11">Ignored.</text:span></text:p>
      <text:p text:style-name="P23"><text:span text:style-name="T25">W</text:span><text:span text:style-name="T2"><text:tab/></text:span><text:span text:style-name="T6">Forget screen image and special scope modes.</text:span></text:p>
      <text:p text:style-name="P23"><text:span text:style-name="T26">-</text:span><text:span text:style-name="T27">1000</text:span><text:span text:style-name="T25">W</text:span><text:span text:style-name="T2"><text:tab/></text:span><text:span text:style-name="T11">Ignored.</text:span></text:p>
      <text:p text:style-name="P23"><text:span text:style-name="T26">0:W</text:span><text:span text:style-name="T7"><text:tab/></text:span><text:span text:style-name="T11">Can be read </text:span><text:span text:style-name="T12">or</text:span><text:span text:style-name="T11"> set, but </text:span><text:span text:style-name="T12">is </text:span><text:span text:style-name="T11">otherwise ignored.</text:span></text:p>
      <text:p text:style-name="P24"><text:span text:style-name="T26">:W</text:span><text:span text:style-name="T7"><text:tab/></text:span><text:span text:style-name="T12">Equivalent to 0:W.</text:span></text:p>
      <text:p text:style-name="P24"><text:span text:style-name="T28">1</text:span><text:span text:style-name="T26">:W</text:span><text:span text:style-name="T7"><text:tab/></text:span><text:span text:style-name="T9">Re</text:span><text:span text:style-name="T12">ad</text:span><text:span text:style-name="T9"> or set the horizontal size of the user’s </text:span><text:span text:style-name="T12">editing window.</text:span></text:p>
      <text:p text:style-name="P23"><text:span text:style-name="T28">2</text:span><text:span text:style-name="T26">:W</text:span><text:span text:style-name="T7"><text:tab/></text:span><text:span text:style-name="T9">Re</text:span><text:span text:style-name="T12">ad</text:span><text:span text:style-name="T9"> or set the vertical size of the user’s </text:span><text:span text:style-name="T12">editing window.</text:span></text:p>
      <text:p text:style-name="P23"><text:span text:style-name="T26">3:W</text:span><text:span text:style-name="T7"><text:tab/></text:span><text:span text:style-name="T9">Re</text:span><text:span text:style-name="T12">ad</text:span><text:span text:style-name="T9"> or set </text:span><text:span text:style-name="T8">SEEALL mode. </text:span><text:span text:style-name="T12">This is currently not used, but may be</text:span><text:span text:style-name="T10"> added in a future release.</text:span></text:p>
      <text:p text:style-name="P17"><text:span text:style-name="T36">4:W</text:span><text:span text:style-name="T18"><text:tab/></text:span><text:span text:style-name="T65">Can be read or set, but is otherwise ignored.</text:span></text:p>
      <text:p text:style-name="P18"><text:soft-page-break/><text:span text:style-name="T36">5:W</text:span><text:span text:style-name="T18"><text:tab/></text:span><text:span text:style-name="T65">Can be read or set, but is otherwise ignored.</text:span></text:p>
      <text:p text:style-name="P18"><text:span text:style-name="T37">6</text:span><text:span text:style-name="T36">:W</text:span><text:span text:style-name="T18"><text:tab/></text:span><text:span text:style-name="T65">Can be read or set, but is otherwise ignored.</text:span></text:p>
      <text:p text:style-name="P23"><text:span text:style-name="T28">7</text:span><text:span text:style-name="T26">:W</text:span><text:span text:style-name="T7"><text:tab/></text:span><text:span text:style-name="T12">Read </text:span><text:span text:style-name="T9">or set the number of lines in the scrolling (command dialogue) portion of the screen.</text:span></text:p>
      <text:p text:style-name="P19"><text:span text:style-name="T36">8:W</text:span><text:span text:style-name="T18"><text:tab/></text:span><text:span text:style-name="T65">Can be read or set, but is otherwise ignored.</text:span></text:p>
      <text:p text:style-name="P18"><text:span text:style-name="T36">9:W</text:span><text:span text:style-name="T18"><text:tab/></text:span><text:span text:style-name="T65">Can be read or set, but is otherwise ignored.</text:span></text:p>
      <text:p text:style-name="P6"><text:span text:style-name="T51">Y</text:span><text:span text:style-name="T20"><text:tab/></text:span><text:span text:style-name="T51">Yank Commands (w/ yank protection)</text:span></text:p>
      <text:p text:style-name="P25"><text:span text:style-name="T22">-Y</text:span><text:span text:style-name="T21"><text:tab/></text:span><text:span text:style-name="T14">Clears the text buffer and then reads the previous page of the file being edited back into the buffer. This is a TECO-32 feature, and will be implemented in a future release of TECO-64.</text:span></text:p>
      <text:p text:style-name="P25"><text:span text:style-name="T22">-:Y</text:span><text:span text:style-name="T21"><text:tab/></text:span><text:span text:style-name="T14">Same as the -Y command but a value is returned. This is a TECO-32 feature, and will be implemented in a future release of TECO-64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/>
      <number:text> </number:text>
      <number:month number:style="long" number:textual="true"/>
      <number:text> </number:text>
      <number:year number:style="long"/>
    </number:date-style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styles>
  <office:automatic-styles>
    <style:style style:name="MP1" style:family="paragraph" style:parent-style-name="Header">
      <style:text-properties fo:font-size="10pt" officeooo:rsid="00b836ff" officeooo:paragraph-rsid="00b836ff" style:font-size-asian="10pt" style:font-size-complex="10pt"/>
    </style:style>
    <style:style style:name="MP2" style:family="paragraph" style:parent-style-name="Footer">
      <style:text-properties fo:font-size="10pt" style:font-size-asian="10pt" style:font-size-complex="10pt"/>
    </style:style>
    <style:style style:name="MT1" style:family="text">
      <style:text-properties officeooo:rsid="00b836f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TECO-64 Version 200<text:tab/><text:tab/>Unimplemented Features</text:p>
      </style:header>
      <style:footer>
        <text:p text:style-name="MP2"><text:date style:data-style-name="N76" text:date-value="2020-09-11T08:06:06.406904999">September 11, 2020</text:date><text:tab/><text:tab/><text:span text:style-name="MT1">Page </text:span><text:span text:style-name="MT1"><text:page-number text:select-page="current">4</text:page-number></text:span><text:span text:style-name="MT1"><text:s/>of 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08T17:52:28.479805642</meta:creation-date>
    <dc:date>2020-09-10T14:19:17.899020184</dc:date>
    <meta:editing-duration>P1DT7H46M8S</meta:editing-duration>
    <meta:editing-cycles>95</meta:editing-cycles>
    <meta:generator>LibreOffice/6.4.4.2$Linux_X86_64 LibreOffice_project/40$Build-2</meta:generator>
    <meta:document-statistic meta:table-count="0" meta:image-count="0" meta:object-count="0" meta:page-count="4" meta:paragraph-count="65" meta:word-count="849" meta:character-count="4975" meta:non-whitespace-character-count="4190"/>
  </office:meta>
</office:document-meta>
</file>